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, 'SF Pro SC', 'SF Pro Text', 'SF Pro Icons', 'PingFang SC', 'Helvetica Neue', Helvetica, Arial, sans-serif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7cm" style:rel-column-width="1376*"/>
    </style:style>
    <style:style style:name="Table1.B" style:family="table-column">
      <style:table-column-properties style:column-width="2.429cm" style:rel-column-width="137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Noto Sans" fo:font-size="9pt" officeooo:rsid="001b0255" officeooo:paragraph-rsid="001b0255" style:font-size-asian="9pt" style:font-size-complex="9pt"/>
    </style:style>
    <style:style style:name="P2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Noto Sans" fo:font-size="9pt" fo:letter-spacing="normal" fo:font-style="normal" fo:font-weight="normal" style:font-size-asian="9pt" style:font-size-complex="9pt"/>
    </style:style>
    <style:style style:name="P3" style:family="paragraph" style:parent-style-name="Table_20_Contents">
      <style:text-properties style:font-name="Noto Sans" fo:font-size="9pt" style:font-size-asian="9pt" style:font-size-complex="9pt"/>
    </style:style>
    <style:style style:name="P4" style:family="paragraph" style:parent-style-name="Table_20_Contents">
      <style:text-properties officeooo:paragraph-rsid="001ce55d"/>
    </style:style>
    <style:style style:name="P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paragraph-rsid="001ce55d"/>
    </style:style>
    <style:style style:name="T1" style:family="text">
      <style:text-properties officeooo:rsid="001b9567"/>
    </style:style>
    <style:style style:name="T2" style:family="text">
      <style:text-properties style:use-window-font-color="true" loext:opacity="0%" style:font-name="Noto Sans" fo:font-size="9pt" officeooo:rsid="001b9567" style:font-size-asian="9pt" style:font-size-complex="9pt"/>
    </style:style>
    <style:style style:name="T3" style:family="text">
      <style:text-properties fo:font-variant="normal" fo:text-transform="none" style:use-window-font-color="true" loext:opacity="0%" style:font-name="Noto Sans" fo:font-size="9pt" fo:letter-spacing="normal" fo:font-style="normal" fo:font-weight="normal" style:font-size-asian="9pt" style:font-size-complex="9pt"/>
    </style:style>
    <style:style style:name="T4" style:family="text">
      <style:text-properties fo:font-variant="normal" fo:text-transform="none" style:use-window-font-color="true" loext:opacity="0%" style:font-name="Noto Sans" fo:font-size="9pt" fo:letter-spacing="normal" fo:font-style="normal" fo:font-weight="normal" officeooo:rsid="001ce55d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Standard">ФИО</text:p>
          </table:table-cell>
          <table:table-cell table:style-name="Table1.A1" office:value-type="string">
            <text:p text:style-name="Standard">Тема</text:p>
            <text:p text:style-name="Standard">проекта</text:p>
          </table:table-cell>
          <table:table-cell table:style-name="Table1.A1" office:value-type="string">
            <text:p text:style-name="Standard">Кластер</text:p>
            <text:p text:style-name="Standard">проекта</text:p>
          </table:table-cell>
          <table:table-cell table:style-name="Table1.A1" office:value-type="string">
            <text:p text:style-name="Standard">Проблема</text:p>
          </table:table-cell>
          <table:table-cell table:style-name="Table1.A1" office:value-type="string">
            <text:p text:style-name="Standard">Целевая</text:p>
            <text:p text:style-name="Standard">аудитория</text:p>
          </table:table-cell>
          <table:table-cell table:style-name="Table1.A1" office:value-type="string">
            <text:p text:style-name="Standard">Цель</text:p>
          </table:table-cell>
          <table:table-cell table:style-name="Table1.G1" office:value-type="string">
            <text:p text:style-name="Standard">Задачи</text:p>
          </table:table-cell>
        </table:table-row>
        <table:table-row>
          <table:table-cell table:style-name="Table1.A2" office:value-type="string">
            <text:p text:style-name="P1">Лопатин Анрей, Сычев Егор, Русских Михаил, Грефенштейн Роман</text:p>
          </table:table-cell>
          <table:table-cell table:style-name="Table1.A2" office:value-type="string">
            <text:p text:style-name="P2">Разработка веб-приложения для создания и управления персональным<text:span text:style-name="T1">и личными делами</text:span>: универсальная адресная книжка нового поколения</text:p>
          </table:table-cell>
          <table:table-cell table:style-name="Table1.A2" office:value-type="string">
            <text:p text:style-name="P3">Практик<text:span text:style-name="T1">о</text:span>ориентир</text:p>
            <text:p text:style-name="P3">ованный</text:p>
            <text:p text:style-name="P3"/>
          </table:table-cell>
          <table:table-cell table:style-name="Table1.A2" office:value-type="string">
            <text:p text:style-name="P2"><text:span text:style-name="T1">Н</text:span>еобходимостью собирать и организовывать данные о своих контактах. <text:span text:style-name="T1">О</text:span>тсутствии удобных и универсальных инструментов для хранения и управления личной информацией о людях в одном месте.</text:p>
          </table:table-cell>
          <table:table-cell table:style-name="Table1.A2" office:value-type="string">
            <text:p text:style-name="P4"><text:span text:style-name="T2">Организации и клубу, </text:span><text:span text:style-name="Strong_20_Emphasis"><text:span text:style-name="T3">HR-специалисты и рекрутеры</text:span></text:span><text:span text:style-name="Strong_20_Emphasis"><text:span text:style-name="T4">, частные пользователи</text:span></text:span><text:span text:style-name="T2"> </text:span></text:p>
          </table:table-cell>
          <table:table-cell table:style-name="Table1.A2" office:value-type="string">
            <text:p text:style-name="P2"><text:span text:style-name="T1">Р</text:span>азработк<text:span text:style-name="T1">а</text:span> веб-приложения, которое предоставит пользователям удобный и интуитивно понятный интерфейс для создания, хранения и управления персональными досье и карточками контактов. </text:p>
          </table:table-cell>
          <table:table-cell table:style-name="Table1.G2" office:value-type="string">
            <text:p text:style-name="P5"><text:span text:style-name="Strong_20_Emphasis"><text:span text:style-name="T4">1. </text:span></text:span><text:span text:style-name="Strong_20_Emphasis"><text:span text:style-name="T3">Исследование потребностей пользователей.</text:span></text:span></text:p>
            <text:p text:style-name="P6"><text:span text:style-name="Strong_20_Emphasis"><text:span text:style-name="T4">2. Разработка функционала.</text:span></text:span></text:p>
            <text:p text:style-name="P6"><text:span text:style-name="Strong_20_Emphasis"><text:span text:style-name="T4">3. Создание прототипа интерфейса.</text:span></text:span></text:p>
            <text:p text:style-name="P6"><text:span text:style-name="Strong_20_Emphasis"><text:span text:style-name="T4">4. Тестирование и отладка.</text:span></text:span></text:p>
            <text:p text:style-name="P6"><text:span text:style-name="Strong_20_Emphasis"><text:span text:style-name="T4">5. Запуск и поддержка приложения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, 'SF Pro SC', 'SF Pro Text', 'SF Pro Icons', 'PingFang SC', 'Helvetica Neue', Helvetica, Arial, sans-serif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00:57:30.864539281</meta:creation-date>
    <dc:date>2024-11-06T02:06:51.712987459</dc:date>
    <meta:editing-duration>PT7M14S</meta:editing-duration>
    <meta:editing-cycles>1</meta:editing-cycles>
    <meta:generator>LibreOffice/24.8.2.1$Linux_X86_64 LibreOffice_project/480$Build-1</meta:generator>
    <meta:document-statistic meta:table-count="1" meta:image-count="0" meta:object-count="0" meta:page-count="1" meta:paragraph-count="22" meta:word-count="106" meta:character-count="866" meta:non-whitespace-character-count="780"/>
  </office:meta>
</office:document-meta>
</file>